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ExceptionTranslationPostProcessor.setRepositoryAnnotationType( Class &lt; ? extends Annotation &gt; repository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istenceExceptionTranslationPostProcessor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